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4.71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2">
          <table:table-cell table:style-name="ce1" office:value-type="string">
            <text:p>Student ID</text:p>
          </table:table-cell>
          <table:table-cell office:value-type="string">
            <text:p>fname</text:p>
          </table:table-cell>
          <table:table-cell office:value-type="string">
            <text:p>lname</text:p>
          </table:table-cell>
          <table:table-cell office:value-type="string">
            <text:p>email</text:p>
          </table:table-cell>
          <table:table-cell office:value-type="string">
            <text:p>address</text:p>
          </table:table-cell>
          <table:table-cell office:value-type="string">
            <text:p>password</text:p>
          </table:table-cell>
          <table:table-cell table:style-name="ce1" office:value-type="string">
            <text:p>Course1</text:p>
          </table:table-cell>
          <table:table-cell table:style-name="ce1" office:value-type="string">
            <text:p>Course2</text:p>
          </table:table-cell>
          <table:table-cell table:style-name="ce1" office:value-type="string">
            <text:p>Course3</text:p>
          </table:table-cell>
          <table:table-cell table:style-name="ce1" office:value-type="string">
            <text:p>Course4</text:p>
          </table:table-cell>
          <table:table-cell table:style-name="ce1" office:value-type="string">
            <text:p>Course5</text:p>
          </table:table-cell>
          <table:table-cell table:style-name="ce1" office:value-type="string">
            <text:p>Course6</text:p>
          </table:table-cell>
          <table:table-cell table:style-name="ce1" table:number-columns-repeated="3"/>
        </table:table-row>
        <table:table-row table:style-name="ro4">
          <table:table-cell office:value-type="float" office:value="997250291">
            <text:p>997250291</text:p>
          </table:table-cell>
          <table:table-cell table:number-columns-repeated="2" office:value-type="string">
            <text:p>Ali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/>
          <table:table-cell table:style-name="ce2" office:value-type="string">
            <text:p>BIOB33H3;LEC01;PRA0001; 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 table:number-columns-repeated="3"/>
        </table:table-row>
        <table:table-row table:style-name="ro5">
          <table:table-cell table:formula="of:=[.A2]+2" office:value-type="float" office:value="997250293">
            <text:p>997250293</text:p>
          </table:table-cell>
          <table:table-cell office:value-type="string">
            <text:p>Imran </text:p>
          </table:table-cell>
          <table:table-cell office:value-type="string">
            <text:p>Khan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/>
          <table:table-cell table:style-name="ce2" office:value-type="string">
            <text:p>BIOB33H3;LEC01;PRA0001; 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 table:style-name="ce3"/>
          <table:table-cell table:style-name="ce2"/>
          <table:table-cell/>
        </table:table-row>
        <table:table-row table:style-name="ro5">
          <table:table-cell table:formula="of:=[.A3]+2" office:value-type="float" office:value="997250295">
            <text:p>997250295</text:p>
          </table:table-cell>
          <table:table-cell office:value-type="string">
            <text:p>Nawaz</text:p>
          </table:table-cell>
          <table:table-cell office:value-type="string">
            <text:p>Sharif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table:number-columns-repeated="2"/>
          <table:table-cell/>
          <table:table-cell table:number-columns-repeated="2" table:style-name="ce2" office:value-type="string">
            <text:p>ANTA02H3 Y</text:p>
          </table:table-cell>
          <table:table-cell/>
          <table:table-cell table:style-name="ce2"/>
          <table:table-cell/>
        </table:table-row>
        <table:table-row table:style-name="ro5">
          <table:table-cell table:formula="of:=[.A4]+2" office:value-type="float" office:value="997250297">
            <text:p>997250297</text:p>
          </table:table-cell>
          <table:table-cell office:value-type="string">
            <text:p>Zardari</text:p>
          </table:table-cell>
          <table:table-cell office:value-type="string">
            <text:p>Bhutto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table:number-columns-repeated="2"/>
          <table:table-cell/>
          <table:table-cell table:number-columns-repeated="2" table:style-name="ce2" office:value-type="string">
            <text:p>ANTA02H3 Y</text:p>
          </table:table-cell>
          <table:table-cell table:number-columns-repeated="3"/>
        </table:table-row>
        <table:table-row table:style-name="ro5">
          <table:table-cell table:formula="of:=[.A5]+2" office:value-type="float" office:value="997250299">
            <text:p>997250299</text:p>
          </table:table-cell>
          <table:table-cell office:value-type="string">
            <text:p>Faisal</text:p>
          </table:table-cell>
          <table:table-cell office:value-type="string">
            <text:p>Qureshi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table:number-columns-repeated="2"/>
          <table:table-cell/>
          <table:table-cell table:number-columns-repeated="2" table:style-name="ce2" office:value-type="string">
            <text:p>ANTA02H3 Y</text:p>
          </table:table-cell>
          <table:table-cell/>
          <table:table-cell table:style-name="ce2"/>
          <table:table-cell/>
        </table:table-row>
        <table:table-row table:style-name="ro5">
          <table:table-cell table:formula="of:=[.A6]+2" office:value-type="float" office:value="997250301">
            <text:p>997250301</text:p>
          </table:table-cell>
          <table:table-cell office:value-type="string">
            <text:p>Shebaz </text:p>
          </table:table-cell>
          <table:table-cell office:value-type="string">
            <text:p>Sahrif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/>
          <table:table-cell table:style-name="ce2" office:value-type="string">
            <text:p>BIOB33H3;LEC01;PRA0001; 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/>
          <table:table-cell table:style-name="ce2"/>
          <table:table-cell/>
        </table:table-row>
        <table:table-row table:style-name="ro5">
          <table:table-cell table:formula="of:=[.A7]+2" office:value-type="float" office:value="997250303">
            <text:p>997250303</text:p>
          </table:table-cell>
          <table:table-cell office:value-type="string">
            <text:p>Altaf</text:p>
          </table:table-cell>
          <table:table-cell office:value-type="string">
            <text:p>Hussein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/>
          <table:table-cell table:style-name="ce2" office:value-type="string">
            <text:p>BIOB33H3;LEC01;PRA0001; </text:p>
          </table:table-cell>
          <table:table-cell table:style-name="ce2"/>
          <table:table-cell table:number-columns-repeated="2" table:style-name="ce2" office:value-type="string">
            <text:p>ANTA02H3 Y</text:p>
          </table:table-cell>
          <table:table-cell table:number-columns-repeated="2"/>
          <table:table-cell table:style-name="ce2"/>
        </table:table-row>
        <table:table-row table:style-name="ro5">
          <table:table-cell table:formula="of:=[.A8]+2" office:value-type="float" office:value="997250305">
            <text:p>997250305</text:p>
          </table:table-cell>
          <table:table-cell office:value-type="string">
            <text:p>Bilawal</text:p>
          </table:table-cell>
          <table:table-cell office:value-type="string">
            <text:p>Bhutto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/>
          <table:table-cell table:style-name="ce2" office:value-type="string">
            <text:p>BIOB33H3;LEC01;PRA0001; </text:p>
          </table:table-cell>
          <table:table-cell table:style-name="ce2" office:value-type="string">
            <text:p>ANTA02H3 Y</text:p>
          </table:table-cell>
          <table:table-cell table:style-name="ce2"/>
          <table:table-cell table:style-name="ce2" office:value-type="string">
            <text:p>ANTA02H3 Y</text:p>
          </table:table-cell>
          <table:table-cell table:number-columns-repeated="2"/>
          <table:table-cell table:style-name="ce2"/>
        </table:table-row>
        <table:table-row table:style-name="ro5">
          <table:table-cell table:formula="of:=[.A9]+2" office:value-type="float" office:value="997250307">
            <text:p>997250307</text:p>
          </table:table-cell>
          <table:table-cell office:value-type="string">
            <text:p>Sheikh</text:p>
          </table:table-cell>
          <table:table-cell office:value-type="string">
            <text:p>Rashid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office:value-type="string">
            <text:p>BIOB11H3;LEC01;TUT0001;</text:p>
          </table:table-cell>
          <table:table-cell table:style-name="ce2" office:value-type="string">
            <text:p>BIOB33H3;LEC01;PRA0001;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style-name="ce2"/>
          <table:table-cell/>
          <table:table-cell table:style-name="ce2"/>
        </table:table-row>
        <table:table-row table:style-name="ro5">
          <table:table-cell table:formula="of:=[.A10]+2" office:value-type="float" office:value="997250309">
            <text:p>997250309</text:p>
          </table:table-cell>
          <table:table-cell office:value-type="string">
            <text:p>Hasan</text:p>
          </table:table-cell>
          <table:table-cell office:value-type="string">
            <text:p>Ali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office:value-type="string">
            <text:p>BIOB11H3;LEC01;TUT0001;</text:p>
          </table:table-cell>
          <table:table-cell table:style-name="ce2" office:value-type="string">
            <text:p>BIOB33H3;LEC01;PRA0002; </text:p>
          </table:table-cell>
          <table:table-cell table:style-name="ce2" office:value-type="string">
            <text:p>ANTA02H3 Y</text:p>
          </table:table-cell>
          <table:table-cell table:style-name="ce3"/>
          <table:table-cell table:style-name="ce2" office:value-type="string">
            <text:p>ANTA02H3 Y</text:p>
          </table:table-cell>
          <table:table-cell table:number-columns-repeated="2"/>
          <table:table-cell table:style-name="ce2"/>
        </table:table-row>
        <table:table-row table:style-name="ro5">
          <table:table-cell table:formula="of:=[.A11]+2" office:value-type="float" office:value="997250311">
            <text:p>997250311</text:p>
          </table:table-cell>
          <table:table-cell office:value-type="string">
            <text:p>Bakhtawar</text:p>
          </table:table-cell>
          <table:table-cell office:value-type="string">
            <text:p>Siddiqui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office:value-type="string">
            <text:p>BIOB11H3;LEC01;TUT0001;</text:p>
          </table:table-cell>
          <table:table-cell table:style-name="ce2" office:value-type="string">
            <text:p>BIOB33H3;LEC01;PRA0002;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/>
          <table:table-cell table:style-name="ce2" table:number-columns-repeated="2"/>
        </table:table-row>
        <table:table-row table:style-name="ro5">
          <table:table-cell table:formula="of:=[.A12]+2" office:value-type="float" office:value="997250313">
            <text:p>997250313</text:p>
          </table:table-cell>
          <table:table-cell office:value-type="string">
            <text:p>Jaudat</text:p>
          </table:table-cell>
          <table:table-cell office:value-type="string">
            <text:p>Syed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office:value-type="string">
            <text:p>BIOB11H3;LEC01;TUT0001;</text:p>
          </table:table-cell>
          <table:table-cell table:style-name="ce2" office:value-type="string">
            <text:p>BIOB33H3;LEC01;PRA0002;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number-columns-repeated="2"/>
          <table:table-cell table:style-name="ce2"/>
        </table:table-row>
        <table:table-row table:style-name="ro5">
          <table:table-cell table:formula="of:=[.A13]+2" office:value-type="float" office:value="997250315">
            <text:p>997250315</text:p>
          </table:table-cell>
          <table:table-cell office:value-type="string">
            <text:p>Waqas</text:p>
          </table:table-cell>
          <table:table-cell office:value-type="string">
            <text:p>Nawaz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office:value-type="string">
            <text:p>BIOB11H3;LEC01;TUT0001;</text:p>
          </table:table-cell>
          <table:table-cell table:style-name="ce2" office:value-type="string">
            <text:p>BIOB33H3;LEC01;PRA0002;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style-name="ce2"/>
          <table:table-cell/>
          <table:table-cell table:style-name="ce2"/>
        </table:table-row>
        <table:table-row table:style-name="ro5">
          <table:table-cell table:formula="of:=[.A14]+2" office:value-type="float" office:value="997250317">
            <text:p>997250317</text:p>
          </table:table-cell>
          <table:table-cell office:value-type="string">
            <text:p>Ahrar</text:p>
          </table:table-cell>
          <table:table-cell office:value-type="string">
            <text:p>Anwar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office:value-type="string">
            <text:p>BIOB11H3;LEC01;TUT0001;</text:p>
          </table:table-cell>
          <table:table-cell table:style-name="ce2" office:value-type="string">
            <text:p>BIOB33H3;LEC01;PRA0002; </text:p>
          </table:table-cell>
          <table:table-cell office:value-type="string">
            <text:p><text:s/></text:p>
          </table:table-cell>
          <table:table-cell table:number-columns-repeated="2" table:style-name="ce2" office:value-type="string">
            <text:p>ANTA02H3 Y</text:p>
          </table:table-cell>
          <table:table-cell table:style-name="ce2"/>
          <table:table-cell table:number-columns-repeated="2"/>
        </table:table-row>
        <table:table-row table:style-name="ro5">
          <table:table-cell table:formula="of:=[.A15]+2" office:value-type="float" office:value="997250319">
            <text:p>997250319</text:p>
          </table:table-cell>
          <table:table-cell office:value-type="string">
            <text:p>Salman</text:p>
          </table:table-cell>
          <table:table-cell office:value-type="string">
            <text:p>Ali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office:value-type="string">
            <text:p>BIOB11H3;LEC01;TUT0001;</text:p>
          </table:table-cell>
          <table:table-cell table:style-name="ce2" office:value-type="string">
            <text:p>BIOB33H3;LEC01;PRA0002; </text:p>
          </table:table-cell>
          <table:table-cell table:number-columns-repeated="3" table:style-name="ce2" office:value-type="string">
            <text:p>ANTA02H3 Y</text:p>
          </table:table-cell>
          <table:table-cell table:style-name="ce2"/>
          <table:table-cell/>
          <table:table-cell table:style-name="ce2"/>
        </table:table-row>
        <table:table-row table:style-name="ro5">
          <table:table-cell table:formula="of:=[.A16]+2" office:value-type="float" office:value="997250321">
            <text:p>997250321</text:p>
          </table:table-cell>
          <table:table-cell office:value-type="string">
            <text:p>Abdullah</text:p>
          </table:table-cell>
          <table:table-cell office:value-type="string">
            <text:p>Butt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office:value-type="string">
            <text:p>BIOB11H3;LEC01;TUT0001;</text:p>
          </table:table-cell>
          <table:table-cell table:style-name="ce2" office:value-type="string">
            <text:p>BIOB33H3;LEC01;PRA0002;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style-name="ce2"/>
          <table:table-cell/>
          <table:table-cell table:style-name="ce2"/>
        </table:table-row>
        <table:table-row table:style-name="ro5">
          <table:table-cell table:formula="of:=[.A17]+2" office:value-type="float" office:value="997250323">
            <text:p>997250323</text:p>
          </table:table-cell>
          <table:table-cell office:value-type="string">
            <text:p>Kassim </text:p>
          </table:table-cell>
          <table:table-cell office:value-type="string">
            <text:p>Shroff</text:p>
          </table:table-cell>
          <table:table-cell office:value-type="string">
            <text:p><text:a xlink:href="mailto:a@gmail.com" xlink:type="simple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 xlink:type="simple">a@gmail.com</text:a></text:p>
          </table:table-cell>
          <table:table-cell table:style-name="ce2" office:value-type="string">
            <text:p>BIOB10Y3;LEC01;TUT0001;</text:p>
          </table:table-cell>
          <table:table-cell table:style-name="ce2" office:value-type="string">
            <text:p>BIOB11H3;LEC01;TUT0001;</text:p>
          </table:table-cell>
          <table:table-cell table:style-name="ce2" office:value-type="string">
            <text:p>BIOB33H3;LEC01;PRA0002; </text:p>
          </table:table-cell>
          <table:table-cell/>
          <table:table-cell table:style-name="ce2" office:value-type="string">
            <text:p>ANTA02H3 Y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1" table:number-columns-repeated="12"/>
          <table:table-cell table:number-columns-repeated="3"/>
        </table:table-row>
        <table:table-row table:style-name="ro2">
          <table:table-cell/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ce2"/>
          <table:table-cell table:number-columns-repeated="6"/>
        </table:table-row>
        <table:table-row table:style-name="ro2">
          <table:table-cell/>
          <table:table-cell table:style-name="ce2"/>
          <table:table-cell table:style-name="ce3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style-name="ce3"/>
          <table:table-cell table:style-name="ce2"/>
          <table:table-cell table:number-columns-repeated="4"/>
        </table:table-row>
        <table:table-row table:style-name="ro2" table:number-rows-repeated="104855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er </meta:initial-creator>
    <meta:creation-date>2013-04-26T17:45:05</meta:creation-date>
    <dc:date>2013-05-03T15:52:18</dc:date>
    <dc:creator>Cevdet Syed</dc:creator>
    <meta:editing-duration>PT7M48S</meta:editing-duration>
    <meta:editing-cycles>14</meta:editing-cycles>
    <meta:generator>LibreOffice/3.5$Linux_x86 LibreOffice_project/350m1$Build-2</meta:generator>
    <meta:document-statistic meta:table-count="3" meta:cell-count="189" meta:object-count="0"/>
  </office:meta>
</office:document-meta>
</file>